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orizontal_20_Line">
      <style:text-properties style:font-name="Times New Roman" fo:font-size="12pt" style:font-size-asian="12pt" style:font-size-complex="12pt"/>
    </style:style>
    <style:style style:name="P2" style:family="paragraph" style:parent-style-name="Standard">
      <style:paragraph-properties fo:line-height="200%"/>
      <style:text-properties style:font-name="Times New Roman" fo:font-size="12pt" style:font-size-asian="12pt" style:font-size-complex="12pt"/>
    </style:style>
    <style:style style:name="P3" style:family="paragraph" style:parent-style-name="Text_20_body">
      <style:paragraph-properties fo:line-height="200%"/>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purpose of this project was to design and implement a fully interactive three-dimensional scene using C++ and OpenGL. The scene represents a realistic desktop workstation environment composed of multiple low-polygon objects constructed from basic geometric primitives. Throughout the development process, emphasis was placed on accurate object placement, appropriate texture application, lighting realism, and user navigation. This document explains the design decisions made during the creation of the 3D scene and how those decisions supported the project requirements and learning objectives.</text:p>
      <text:p text:style-name="P3"/>
      <text:p text:style-name="P3">The selected scene depicts a desk workspace consisting of a desk surface, two monitors, a keyboard, mouse, cup, and desk lamp. These objects were chosen because they could be logically broken down into combinations of basic shapes such as boxes, cylinders, spheres, and planes. For example, the monitors were constructed using box meshes for the frames and plane meshes for the screens, while the lamp was built using a combination of cylinders and a sphere to represent the base, pole, and shade.</text:p>
      <text:p text:style-name="P3">Low-polygon modeling techniques were intentionally used to maintain performance while still achieving recognizable and realistic object forms. Several objects, such as the monitors and lamp, were composed of multiple primitive shapes to satisfy the requirement of creating complex objects from more than one mesh. Careful scaling, rotation, and positioning ensured that each object fit naturally within the scene.</text:p>
      <text:p text:style-name="P3"/>
      <text:p text:style-name="P3">Textures were applied to enhance realism and visual detail without increasing geometric complexity. Wood textures were used for the desk surface to simulate a realistic tabletop, while metallic textures were applied to objects such as the monitor stands, lamp, and keyboard body. Tile and metal textures were also used selectively to provide visual variation across the scene.</text:p>
      <text:p text:style-name="P3"><text:soft-page-break/>Texture UV scaling was adjusted for individual objects to prevent stretching or repetition artifacts. This allowed textures to appear proportional to the size of each object. Screens and certain small components used solid colors rather than textures to maintain clarity and avoid unnecessary visual clutter. The combination of textured and non-textured surfaces helped create a balanced and polished appearance.</text:p>
      <text:p text:style-name="P3"/>
      <text:p text:style-name="P3">Lighting was a critical component of this project and was implemented using the Phong lighting model, incorporating ambient, diffuse, and specular components. Multiple light sources were added to ensure that all objects in the scene were clearly visible and not obscured by shadows. A primary overhead light was used to simulate general room lighting, while additional lights were positioned to enhance depth and highlight reflective surfaces.</text:p>
      <text:p text:style-name="P3">Material properties such as ambient strength, specular color, and shininess were customized for different object types. Metallic materials featured higher specular intensity and shininess, while wood and cement materials used softer lighting values to reflect their matte surfaces. This approach allowed each object to react realistically to light while maintaining visual consistency throughout the scene.</text:p>
      <text:p text:style-name="P3"/>
      <text:p text:style-name="P3">Camera navigation was implemented to allow the user to explore the scene from multiple angles. Keyboard controls enabled movement along the X, Y, and Z axes, while mouse input controlled camera orientation through pitch and yaw adjustments. This design choice provided intuitive navigation and allowed users to inspect objects closely or view the scene as a whole.</text:p>
      <text:p text:style-name="P3">Camera movement speed and sensitivity were tuned to provide smooth transitions without disorienting the user. These controls enhanced interactivity and ensured that the entire scene could be viewed effectively, meeting the navigation requirements outlined in the project rubric.</text:p>
      <text:p text:style-name="P3"><text:soft-page-break/></text:p>
      <text:p text:style-name="P3">The project code was organized to promote clarity, reusability, and maintainability. Scene responsibilities such as texture loading, material definition, lighting setup, and rendering were separated into well-defined functions within the SceneManager class. This modular structure made it easier to debug, extend, and refine individual components without affecting unrelated parts of the program.</text:p>
      <text:p text:style-name="P3">Descriptive variable names and consistent formatting were used throughout the codebase to follow industry best practices. Comments were included where appropriate to explain complex logic and design intent, ensuring that the code remains readable and understandable.</text:p>
      <text:p text:style-name="P3"/>
      <text:p text:style-name="P3">Overall, the design decisions made throughout this project were guided by realism, performance efficiency, and adherence to the project requirements. By carefully selecting objects, applying textures and lighting appropriately, and implementing intuitive navigation, the final 3D scene successfully demonstrates the core principles of computational graphics and visualization. The completed project reflects both technical proficiency and thoughtful design, integrating all milestones into a cohesive and polished final submissio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22T10:42:51.095000000</meta:creation-date>
    <dc:date>2026-02-22T14:30:20.169000000</dc:date>
    <meta:editing-duration>PT3H47M28S</meta:editing-duration>
    <meta:editing-cycles>2</meta:editing-cycles>
    <meta:generator>LibreOffice/7.4.0.3$Windows_X86_64 LibreOffice_project/f85e47c08ddd19c015c0114a68350214f7066f5a</meta:generator>
    <meta:document-statistic meta:table-count="0" meta:image-count="0" meta:object-count="0" meta:page-count="3" meta:paragraph-count="12" meta:word-count="708" meta:character-count="4981" meta:non-whitespace-character-count="4285"/>
  </office:meta>
</office:document-meta>
</file>